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0c82c0" style:font-size-asian="10pt" style:font-size-complex="10pt"/>
    </style:style>
    <style:style style:name="P4" style:family="paragraph" style:parent-style-name="Standard">
      <style:text-properties style:font-name="Arial" fo:font-size="10pt" officeooo:paragraph-rsid="0016fe56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paragraph-rsid="0010750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officeooo:paragraph-rsid="00277b79" style:font-size-asian="12pt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4" style:family="paragraph" style:parent-style-name="Standard" style:list-style-name="WW8Num1">
      <style:text-properties style:font-name="Arial" fo:font-size="10pt" officeooo:paragraph-rsid="00267238" style:font-size-asian="10pt" style:font-size-complex="10pt"/>
    </style:style>
    <style:style style:name="P15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6" style:family="paragraph" style:parent-style-name="Standard" style:list-style-name="WW8Num3"/>
    <style:style style:name="P17" style:family="paragraph" style:parent-style-name="Standard" style:list-style-name="WW8Num3">
      <style:text-properties officeooo:paragraph-rsid="000a30cf"/>
    </style:style>
    <style:style style:name="P18" style:family="paragraph" style:parent-style-name="Standard" style:list-style-name="WW8Num3">
      <style:text-properties officeooo:paragraph-rsid="001eeaa3"/>
    </style:style>
    <style:style style:name="P19" style:family="paragraph" style:parent-style-name="Standard" style:list-style-name="WW8Num3">
      <style:text-properties style:font-name="Calibri" fo:font-size="12pt" fo:font-weight="bold" officeooo:paragraph-rsid="0037d1cb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2c43f6" style:font-size-asian="10pt" style:font-size-complex="10pt"/>
    </style:style>
    <style:style style:name="T4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text-underline-style="none" style:font-size-asian="10pt" style:font-size-complex="10pt"/>
    </style:style>
    <style:style style:name="T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2d76ea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" fo:font-size="10pt" fo:font-weight="bold" officeooo:rsid="002b01db" style:font-size-asian="10pt" style:font-weight-asian="bold" style:font-size-complex="1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e6e6b" style:font-weight-asian="normal" style:font-weight-complex="normal"/>
    </style:style>
    <style:style style:name="T14" style:family="text">
      <style:text-properties fo:font-weight="normal" officeooo:rsid="000ed957" style:font-weight-asian="normal" style:font-weight-complex="normal"/>
    </style:style>
    <style:style style:name="T15" style:family="text">
      <style:text-properties fo:font-weight="normal" officeooo:rsid="00110f7d" style:font-weight-asian="normal" style:font-weight-complex="normal"/>
    </style:style>
    <style:style style:name="T16" style:family="text">
      <style:text-properties fo:font-weight="normal" officeooo:rsid="0012cd0d" style:font-weight-asian="normal" style:font-weight-complex="normal"/>
    </style:style>
    <style:style style:name="T17" style:family="text">
      <style:text-properties fo:font-weight="normal" officeooo:rsid="00133d60" style:font-weight-asian="normal" style:font-weight-complex="normal"/>
    </style:style>
    <style:style style:name="T18" style:family="text">
      <style:text-properties fo:font-weight="normal" officeooo:rsid="00145b6e" style:font-weight-asian="normal" style:font-weight-complex="normal"/>
    </style:style>
    <style:style style:name="T19" style:family="text">
      <style:text-properties fo:font-weight="normal" officeooo:rsid="0028ace8" style:font-weight-asian="normal" style:font-weight-complex="normal"/>
    </style:style>
    <style:style style:name="T20" style:family="text">
      <style:text-properties fo:font-weight="normal" officeooo:rsid="00296e6c" style:font-weight-asian="normal" style:font-weight-complex="normal"/>
    </style:style>
    <style:style style:name="T21" style:family="text">
      <style:text-properties fo:font-weight="normal" officeooo:rsid="0029feec" style:font-weight-asian="normal" style:font-weight-complex="normal"/>
    </style:style>
    <style:style style:name="T22" style:family="text">
      <style:text-properties style:font-name="Arial1" fo:font-weight="normal" style:font-weight-asian="normal" style:font-name-complex="Arial2" style:font-weight-complex="normal"/>
    </style:style>
    <style:style style:name="T23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24" style:family="text">
      <style:text-properties style:font-name="Arial1" fo:font-weight="bold" style:font-weight-asian="bold" style:font-name-complex="Arial2" style:font-weight-complex="bold"/>
    </style:style>
    <style:style style:name="T25" style:family="text">
      <style:text-properties officeooo:rsid="000cf54a"/>
    </style:style>
    <style:style style:name="T26" style:family="text">
      <style:text-properties officeooo:rsid="000ed957"/>
    </style:style>
    <style:style style:name="T27" style:family="text">
      <style:text-properties officeooo:rsid="0010750c"/>
    </style:style>
    <style:style style:name="T28" style:family="text">
      <style:text-properties officeooo:rsid="0016fe56"/>
    </style:style>
    <style:style style:name="T29" style:family="text">
      <style:text-properties officeooo:rsid="0017b826"/>
    </style:style>
    <style:style style:name="T30" style:family="text">
      <style:text-properties officeooo:rsid="0026775c"/>
    </style:style>
    <style:style style:name="T31" style:family="text">
      <style:text-properties officeooo:rsid="0035948e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Kevin Welsh</text:span><text:span text:style-name="T2"><text:line-break/>30 Centennial Ave NW</text:span></text:p>
      <text:p text:style-name="P2">Grand Rapids, MI 49504</text:p>
      <text:p text:style-name="P10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8">OBJECTIVE:</text:p>
      <text:p text:style-name="P4">BSSE College <text:span text:style-name="T28">graduate l</text:span>ooking for the opportunity of a full time job to develop myself as a<text:span text:style-name="T30">n</text:span> <text:span text:style-name="T30">Android</text:span> developer.<text:tab/><text:tab/> <text:tab/><text:tab/></text:p>
      <text:p text:style-name="P1"/>
      <text:p text:style-name="P1"><text:tab/><text:tab/><text:tab/></text:p>
      <text:p text:style-name="P8">EDUCATION:</text:p>
      <text:p text:style-name="P1">Bachelor of Science in Software Engineering, <text:span text:style-name="T29">May</text:span> 201<text:span text:style-name="T29">3</text:span></text:p>
      <text:p text:style-name="P1">Michigan Technological University<text:tab/><text:tab/> <text:tab/><text:tab/><text:tab/><text:tab/><text:tab/></text:p>
      <text:p text:style-name="P8"/>
      <text:p text:style-name="P1"/>
      <text:section text:style-name="Sect1" text:name="Section1">
        <text:p text:style-name="P8">RELEVANT WORK/PROJECT EXPERIENCE:</text:p>
        <text:p text:style-name="P9"><text:span text:style-name="T11"><text:tab/></text:span><text:span text:style-name="T9">Most Recent Employment<text:tab/><text:tab/><text:tab/><text:tab/>May 2010-</text:span><text:span text:style-name="T10">Present</text:span></text:p>
        <text:list xml:id="list1044981303387057232" text:style-name="WW8Num2">
          <text:list-header>
            <text:p text:style-name="P12">Holy Spirit Grade School Networking: <text:span text:style-name="T26">Grand Rapids, MI</text:span></text:p>
            <text:list>
              <text:list-item>
                <text:p text:style-name="P15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5">Maintain and provide technical support for all network computers.</text:p>
              </text:list-item>
              <text:list-item>
                <text:p text:style-name="P15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5"/>
        <text:p text:style-name="P6"><text:tab/><text:span text:style-name="T27">Current</text:span> Projects<text:tab/><text:tab/><text:tab/><text:tab/><text:tab/><text:span text:style-name="T31">July</text:span> 20<text:span text:style-name="T27">12</text:span>-<text:span text:style-name="T27">Present</text:span> </text:p>
        <text:p text:style-name="P6"><text:span text:style-name="T12"><text:tab/></text:span><text:span text:style-name="T16">Fall 2012: </text:span><text:span text:style-name="T25">Welsh Finance</text:span><text:span text:style-name="T12"><text:line-break/><text:tab/><text:tab/></text:span><text:span text:style-name="T15">D</text:span><text:span text:style-name="T13">eveloping</text:span><text:span text:style-name="T12"> a</text:span><text:span text:style-name="T13">n</text:span><text:span text:style-name="T12"> </text:span><text:span text:style-name="T13">Android</text:span><text:span text:style-name="T12"> </text:span><text:span text:style-name="T13">app</text:span><text:span text:style-name="T12"> </text:span><text:span text:style-name="T19">for Google Play </text:span><text:span text:style-name="T20">Store</text:span><text:span text:style-name="T19"> that</text:span><text:span text:style-name="T13"> handle</text:span><text:span text:style-name="T19">s</text:span><text:span text:style-name="T13"> personal finances. </text:span><text:span text:style-name="T14">The <text:tab/><text:tab/></text:span><text:span text:style-name="T15">project<text:tab/>incorporates Google's support library</text:span><text:span text:style-name="T14"> </text:span><text:span text:style-name="T17">and the ActionBarSherlock third party <text:tab/><text:tab/>library to provide a modern, cohesive UI </text:span><text:span text:style-name="T21">across multiple devices</text:span><text:span text:style-name="T17">. </text:span><text:span text:style-name="T18">The app takes <text:tab/><text:tab/><text:tab/>advantage of fragments to provide an experience that scales from phones to tablets.</text:span></text:p>
        <text:p text:style-name="P5"/>
        <text:p text:style-name="P5"><text:tab/>Michigan Tech Undergraduate Projects<text:tab/><text:tab/>January 2009-December 201<text:span text:style-name="T27">1</text:span> </text:p>
        <text:p text:style-name="P3"><text:span text:style-name="T12"><text:tab/>Fall 2011: </text:span><text:span text:style-name="T11">File System Analyzer</text:span><text:span text:style-name="T12"><text:line-break/><text:tab/><text:tab/>Developed a C program that traverses a file system, gathering statistics on every file &amp; <text:tab/><text:tab/>directory. The program then used the GNUPlot libraries to turn the data into multiple <text:tab/><text:tab/>graphs, showing a visual representation of your file system.</text:span></text:p>
        <text:p text:style-name="P7"/>
        <text:p text:style-name="P1"><text:span text:style-name="T12"><text:tab/>Fall 2011: </text:span><text:span text:style-name="T11">Soil Time!</text:span></text:p>
        <text:p text:style-name="P1"><text:span text:style-name="T11"><text:tab/><text:tab/></text:span><text:span text:style-name="T12">Designed, documented, and developed an educational strategy game coded in C that <text:tab/><text:tab/>lets players choose plants and farming techniques to use on their farmland. The <text:tab/><text:tab/><text:tab/>graphical user interface was coded in GTK. Git revision control was used to help with <text:tab/><text:tab/>development.</text:span></text:p>
        <text:p text:style-name="P7"/>
        <text:p text:style-name="P1"><text:span text:style-name="T12"><text:tab/>Spring 2011: </text:span><text:span text:style-name="T11">File Inspector</text:span></text:p>
        <text:p text:style-name="P1"><text:span text:style-name="T11"><text:tab/><text:tab/></text:span><text:span text:style-name="T12">Developed a Ruby program that analyzes Ruby files and reports back relevant <text:tab/><text:tab/><text:tab/>information such as name , super class, ancestors , included modules , constants , class <text:tab/><text:tab/>variables , class methods , public instance methods , protected instance methods , and <text:tab/><text:tab/>private instance methods . It uses the Ruby Introspection API. </text:span></text:p>
        <text:p text:style-name="P7"/>
        <text:p text:style-name="P1"><text:span text:style-name="T12"><text:tab/>Spring 2010:</text:span><text:span text:style-name="T11"> Phone2Phone</text:span><text:line-break/><text:tab/><text:tab/>Designed, documented, and developed an Android OS program that transfers files from <text:tab/><text:tab/>one phone to another via an unofficial Bluetooth API. Focused on designing a coherent, <text:tab/><text:tab/>clean graphical user interface and doing large amounts of user testing of the interface. <text:soft-page-break/><text:tab/><text:tab/>Diagrammed the internals of the program and created multiple use case scenarios. <text:tab/><text:tab/>Coordinated efforts with teammates using CVS.</text:p>
        <text:p text:style-name="P5"/>
        <text:p text:style-name="P1"><text:span text:style-name="T12"><text:tab/>Spring 2010:</text:span><text:span text:style-name="T11"> Where Am I?<text:tab/><text:tab/></text:span><text:line-break/><text:tab/><text:tab/>Developed an Android OS program that contains an SQLite database of <text:tab/><text:tab/><text:tab/><text:tab/>common user-defined locations and uses Android's GPS API to give directions to those <text:tab/><text:tab/>custom locations. Designed the database to be optimized for the most common <text:tab/><text:tab/><text:tab/>use cases.</text:p>
        <text:p text:style-name="P1"/>
        <text:p text:style-name="P1"><text:tab/>Fall 2009: <text:span text:style-name="T11">Santa's Little Helpers</text:span></text:p>
        <text:p text:style-name="P1"><text:span text:style-name="T24"><text:tab/><text:tab/></text:span><text:span text:style-name="T22">Developed a</text:span><text:span text:style-name="T23"> </text:span><text:span text:style-name="T22">C++</text:span><text:span text:style-name="T23"> </text:span><text:span text:style-name="T22">program</text:span><text:span text:style-name="T23"> </text:span><text:span text:style-name="T22">that</text:span><text:span text:style-name="T23"> </text:span><text:span text:style-name="T22">implements</text:span><text:span text:style-name="T23"> modern </text:span><text:span text:style-name="T22">threading</text:span><text:span text:style-name="T23"> techniques using the <text:tab/><text:tab/>cross-platform POSIX API </text:span><text:span text:style-name="T22">to</text:span><text:span text:style-name="T23"> </text:span><text:span text:style-name="T22">coordinate</text:span><text:span text:style-name="T23"> </text:span><text:span text:style-name="T22">elves,</text:span><text:span text:style-name="T23"> </text:span><text:span text:style-name="T22">reindeer,</text:span><text:span text:style-name="T23"> </text:span><text:span text:style-name="T22">and</text:span><text:span text:style-name="T23"> </text:span><text:span text:style-name="T22">Santa</text:span><text:span text:style-name="T23"> </text:span><text:span text:style-name="T22">(object</text:span><text:span text:style-name="T23"> </text:span><text:span text:style-name="T22">classes) as <text:tab/><text:tab/>they simulate delivering toys.</text:span></text:p>
        <text:p text:style-name="P1"/>
        <text:p text:style-name="P8"/>
        <text:p text:style-name="P8">TECHNICAL EXPERIENCE:</text:p>
        <text:list xml:id="list7852121541501888282" text:style-name="WW8Num3">
          <text:list-item>
            <text:p text:style-name="P17"><text:span text:style-name="T4">Languages</text:span><text:span text:style-name="T2">: Java, C, C++, SQL, C#, Ruby, Visual Basic, Assembly, LISP, and eager to learn others</text:span></text:p>
          </text:list-item>
          <text:list-item>
            <text:p text:style-name="P18"><text:span text:style-name="T5">Software</text:span><text:span text:style-name="T2">: Git Version Control, Eclipse IDE, Anjuta IDE, </text:span><text:span text:style-name="T3">Dia UML Tool, </text:span><text:span text:style-name="T2">Visual Studio 2010, GTK Toolkit, Qt Toolkit, GNUPlot, SDL, OpenGL</text:span></text:p>
          </text:list-item>
          <text:list-item>
            <text:p text:style-name="P16"><text:span text:style-name="T5">Platforms</text:span><text:span text:style-name="T2">: Windows, Linux, Unix, Mac OS</text:span></text:p>
          </text:list-item>
          <text:list-item>
            <text:p text:style-name="P19"><text:span text:style-name="T6">Concepts</text:span><text:span text:style-name="T2">: </text:span><text:span text:style-name="T7">Object-Oriented Programming, </text:span><text:span text:style-name="T8">User Interface Design, Algorithms, Databases, </text:span><text:span text:style-name="T7">Procedural Programming, Threading, Software Design, Software Testing</text:span></text:p>
          </text:list-item>
        </text:list>
        <text:p text:style-name="P8"/>
        <text:p text:style-name="P8"/>
        <text:p text:style-name="P8">OTHER ACTIVITIES &amp; HOBBIES:</text:p>
        <text:list xml:id="list2375059192660769390" text:style-name="WW8Num1">
          <text:list-item>
            <text:p text:style-name="P13">Video gaming (Xbox 360, PS3, PC, Android)</text:p>
          </text:list-item>
          <text:list-item>
            <text:p text:style-name="P14">Personal coding projects</text:p>
          </text:list-item>
          <text:list-item>
            <text:p text:style-name="P13">Trouble-shooting computers</text:p>
          </text:list-item>
          <text:list-item>
            <text:p text:style-name="P13">Hockey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4-01-17T09:43:18.498270353</dc:date>
    <meta:editing-cycles>199</meta:editing-cycles>
    <meta:editing-duration>P1DT6H53M50S</meta:editing-duration>
    <meta:generator>LibreOffice/4.1.4.2$Linux_X86_64 LibreOffice_project/410m0$Build-2</meta:generator>
    <dc:creator>Kevin </dc:creator>
    <meta:document-statistic meta:table-count="0" meta:image-count="0" meta:object-count="0" meta:page-count="2" meta:paragraph-count="37" meta:word-count="550" meta:character-count="3757" meta:non-whitespace-character-count="3155"/>
    <meta:user-defined meta:name="Info 1"/>
    <meta:user-defined meta:name="Info 2"/>
    <meta:user-defined meta:name="Info 3"/>
    <meta:user-defined meta:name="Info 4"/>
  </office:meta>
</office:document-meta>
</file>